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ozkład liczby całkowitej</text:h>
      <text:section text:style-name="Sect1" text:name="intro">
        <text:p text:style-name="Text_20_body">Napisz program, który czyta liczbę całkowitą większą od <text:span text:style-name="Source_20_Text">1</text:span> i pisze jej rozkład na iloczyn liczb pierwszych.</text:p>
        <text:p text:style-name="Text_20_body">Dla danych</text:p>
        <text:p text:style-name="P1"><text:span text:style-name="Source_20_Text">30429</text:span></text:p>
        <text:p text:style-name="Text_20_body">poprawny wynik to</text:p>
        <text:p text:style-name="P1"><text:span text:style-name="Source_20_Text">30429 = 3 * 3 * 3 * 7 * 7 * 23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48:00.033643637</meta:creation-date>
    <dc:date>2020-10-31T18:48:26.408991271</dc:date>
    <meta:editing-duration>PT27S</meta:editing-duration>
    <meta:editing-cycles>1</meta:editing-cycles>
    <meta:document-statistic meta:table-count="0" meta:image-count="0" meta:object-count="0" meta:page-count="1" meta:paragraph-count="6" meta:word-count="39" meta:character-count="193" meta:non-whitespace-character-count="160"/>
    <meta:generator>LibreOffice/6.0.7.3$Linux_X86_64 LibreOffice_project/00m0$Build-3</meta:generator>
  </office:meta>
</office:document-meta>
</file>